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Procedimentos para utilizacao do teste de comissao de Vendedores</text:span></text:p>
      <text:p text:style-name="P1"><text:span text:style-name="T1"/></text:p>
      <text:p text:style-name="P1"><text:span text:style-name="T1">(COnsiderações)</text:span></text:p>
      <text:p text:style-name="P1"><text:span text:style-name="T1">- Foi utilizado um banco de dados embarcado para evitar que o usuário disponibilize um banco de dados e tenha que fazer conexão, desta forma facilitei o processo de utilização e análise.</text:span></text:p>
      <text:p text:style-name="P1"><text:span text:style-name="T1"/></text:p>
      <text:p text:style-name="P1"><text:span text:style-name="T1">(Procedimentos)</text:span></text:p>
      <text:p text:style-name="P1"><text:span text:style-name="T1"/></text:p>
      <text:p text:style-name="P1"><text:span text:style-name="T1">1) Crie uma pasta na raiz do seu compudator (tem que ser no c:\) com nome de testecrud</text:span></text:p>
      <text:p text:style-name="P1"><text:span text:style-name="T1">exemplo: c:\testecrud</text:span></text:p>
      <text:p text:style-name="P1"><text:span text:style-name="T1">2)Acesse O github e rode o project1<text:s text:c="3"/></text:span></text:p>
      <text:p text:style-name="P1"><text:span text:style-name="T1">3) clique na aba importa</text:span></text:p>
      <text:p text:style-name="P1"><text:span text:style-name="T1">4)Clique em importa dados</text:span></text:p>
      <text:p text:style-name="P1"><text:span text:style-name="T1">5)Feche a tela impora<text:s text:c="2"/>e clique no botao Gerar PDF</text:span></text:p>
      <text:p text:style-name="P1"><text:span text:style-name="T1">6)Selecione intervalo de data ou aplique os filtros desejado</text:span></text:p>
      <text:p text:style-name="P1"><text:span text:style-name="T1">7)Clique em gerar PDF o arquivo será gerado na pasta c:\testecrud como o nome de RELATORIOCOMISSAO.PDF</text:span></text:p>
      <text:p text:style-name="P1"><text:span text:style-name="T1">8) Se desejar vc pode gerar um preview das opcoes e imprimir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